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33333" style:font-name="Helvetica Neue" fo:font-size="10.5pt" fo:letter-spacing="normal" fo:font-style="normal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e6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3D Terrains</text:h>
      <text:p text:style-name="Standard"/>
      <text:h text:style-name="Heading_20_2" text:outline-level="2">Formats</text:h>
      <text:h text:style-name="Heading_20_3" text:outline-level="3">Heightmap (uses TRN == Triangular regular network)</text:h>
      <text:p text:style-name="Standard"><text:a xlink:type="simple" xlink:href="http://cesiumjs.org/data-and-assets/terrain/formats/heightmap-1.0.html">http://cesiumjs.org/data-and-assets/terrain/formats/heightmap-1.0.html</text:a></text:p>
      <text:p text:style-name="Standard"/>
      <text:p text:style-name="P1">Features</text:p>
      <text:list xml:id="list1955217803" text:style-name="L2">
        <text:list-item>
          <text:p text:style-name="P4">Tile structure based on global geodetic profile (EPSG:4326 → WGS84 spheroïd)</text:p>
        </text:list-item>
      </text:list>
      <text:list xml:id="list1662740294" text:style-name="L1">
        <text:list-item>
          <text:p text:style-name="P3">Regular terrain mesh (or uniform terrain mesh)</text:p>
        </text:list-item>
        <text:list-item>
          <text:p text:style-name="P3">Cesium compatible</text:p>
        </text:list-item>
        <text:list-item>
          <text:p text:style-name="P3">Same amount of data to represent flat and hilly terrain</text:p>
        </text:list-item>
        <text:list-item>
          <text:p text:style-name="P3">Ideal input file geoTiff or any other GDAL compatible format</text:p>
        </text:list-item>
      </text:list>
      <text:p text:style-name="P2"/>
      <text:p text:style-name="P1">Available tool (OpenSource)</text:p>
      <text:p text:style-name="P2">Cesium Terrain builder</text:p>
      <text:p text:style-name="P2"><text:a xlink:type="simple" xlink:href="https://github.com/geo-data/cesium-terrain-builder">https://github.com/geo-data/cesium-terrain-builder</text:a></text:p>
      <text:p text:style-name="P2"/>
      <text:h text:style-name="Heading_20_3" text:outline-level="3">Quantized-mesh (uses TIN == Triangular irregular network)</text:h>
      <text:p text:style-name="Text_20_body"><text:a xlink:type="simple" xlink:href="http://cesiumjs.org/data-and-assets/terrain/formats/quantized-mesh-1.0.html">http://cesiumjs.org/data-and-assets/terrain/formats/quantized-mesh-1.0.html</text:a></text:p>
      <text:p text:style-name="Text_20_body"/>
      <text:p text:style-name="P7">Features</text:p>
      <text:list xml:id="list1721063663" text:style-name="L3">
        <text:list-item>
          <text:p text:style-name="P5">Tile structure based on global geodetic profile (EPSG:4326 → WGS84 spheroïd)</text:p>
        </text:list-item>
        <text:list-item>
          <text:p text:style-name="P5">Irregular terrain mesh</text:p>
        </text:list-item>
        <text:list-item>
          <text:p text:style-name="P5">Cesium compatible</text:p>
        </text:list-item>
        <text:list-item>
          <text:p text:style-name="P5">Better optimized for large scale terrain rendering</text:p>
        </text:list-item>
        <text:list-item>
          <text:p text:style-name="P5">Less data to represent flat terrain, more details for hilly terrains</text:p>
        </text:list-item>
        <text:list-item>
          <text:p text:style-name="P6"><text:span text:style-name="T3">Tile are encoded in</text:span><text:span text:style-name="T4"> </text:span><text:span text:style-name="T2">little-endian, binary data</text:span></text:p>
        </text:list-item>
      </text:list>
      <text:p text:style-name="Standard"><text:span text:style-name="T2"/></text:p>
      <text:p text:style-name="P7">Available Tool (License required)</text:p>
      <text:p text:style-name="Text_20_body"><text:a xlink:type="simple" xlink:href="http://www.agi.com/products/stk/terrain-server/">http://www.agi.com/products/stk/terrain-server/</text:a></text:p>
      <text:p text:style-name="Text_20_body"/>
      <text:p text:style-name="P7">Remark</text:p>
      <text:p text:style-name="Text_20_body">Home made tool would have to be coded in C, C++ or python because we need GDAL</text:p>
      <text:p text:style-name="Text_20_body"/>
      <text:p text:style-name="Text_20_body">Relevant python lib to write/read a binary tile:</text:p>
      <text:p text:style-name="Text_20_body"><text:a xlink:type="simple" xlink:href="https://docs.python.org/2/library/struct.html">https://docs.python.org/2/library/struct.html</text:a></text:p>
      <text:p text:style-name="Text_20_body"/>
      <text:p text:style-name="P7"><text:soft-page-break/>Probable workflow</text:p>
      <text:p text:style-name="P7"/>
      <text:p text:style-name="P7"><draw:rect text:anchor-type="paragraph" draw:z-index="0" draw:style-name="gr1" draw:text-style-name="P9" svg:width="5.8567in" svg:height="0.7413in" svg:x="0.372in" svg:y="0.1772in"><text:p text:style-name="P8"><text:span text:style-name="T5">Extract the DEM at all available lod (GeoTiff)</text:span></text:p></draw:rect><draw:rect text:anchor-type="paragraph" draw:z-index="1" draw:style-name="gr2" draw:text-style-name="P9" svg:width="5.8567in" svg:height="0.7413in" svg:x="0.3717in" svg:y="3.0709in"><text:p text:style-name="P8"><text:span text:style-name="T5">Use a script to write quantized-mesh tiles in S3</text:span></text:p></draw:rect><draw:rect text:anchor-type="paragraph" draw:z-index="2" draw:style-name="gr3" draw:text-style-name="P9" svg:width="5.8567in" svg:height="0.7413in" svg:x="0.3374in" svg:y="2.0984in"><text:p text:style-name="P8"><text:span text:style-name="T5">Upload those TIN Z in postgres using ST_DelaunayTriangles in postgis</text:span></text:p></draw:rect><draw:rect text:anchor-type="paragraph" draw:z-index="3" draw:style-name="gr4" draw:text-style-name="P9" svg:width="5.8567in" svg:height="0.7413in" svg:x="0.372in" svg:y="1.0689in"><text:p text:style-name="P8"><text:span text:style-name="T5">Use GIS Desktop to convert a raster to a TIN Z (QGIS, ArcGIS, Saga ..)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ic Gasser</meta:initial-creator>
    <meta:creation-date>2015-03-27T10:13:51</meta:creation-date>
    <dc:date>2015-03-27T17:38:48</dc:date>
    <dc:creator>Loic Gasser</dc:creator>
    <meta:editing-duration>PT6H24M2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29" meta:word-count="154" meta:character-count="1203" meta:non-whitespace-character-count="1089"/>
  </office:meta>
</office:document-meta>
</file>